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, 'Andale Mono', 'Courier New', monospace"/>
    <style:font-face style:name="OpenSymbol" svg:font-family="OpenSymbol"/>
    <style:font-face style:name="Tahoma2" svg:font-family="Tahoma"/>
    <style:font-face style:name="Times New RomanCourier New" svg:font-family="'Times New RomanCourier New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>
        <style:tab-stops>
          <style:tab-stop style:position="0.979cm"/>
          <style:tab-stop style:position="2.011cm"/>
        </style:tab-stops>
      </style:paragraph-properties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.476cm" fo:line-height="150%" fo:orphans="2" fo:widows="2" fo:text-indent="0cm" style:auto-text-indent="false" fo:background-color="#fefbf3" fo:padding="0.238cm" fo:border="0.002cm solid #000000">
        <style:tab-stops>
          <style:tab-stop style:position="0.979cm"/>
          <style:tab-stop style:position="2.011cm"/>
        </style:tab-stops>
        <style:background-image/>
      </style:paragraph-properties>
      <style:text-properties fo:font-variant="normal" fo:text-transform="none" fo:color="#404040" fo:letter-spacing="normal"/>
    </style:style>
    <style:style style:name="P5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T1" style:family="text">
      <style:text-properties fo:color="#666600" style:font-name="Monaco" fo:font-size="9pt" fo:font-style="normal" fo:font-weight="normal"/>
    </style:style>
    <style:style style:name="T2" style:family="text">
      <style:text-properties fo:color="#000000" style:font-name="Monaco" fo:font-size="9pt" fo:font-style="normal" fo:font-weight="normal"/>
    </style:style>
    <style:style style:name="T3" style:family="text">
      <style:text-properties fo:color="#000000" style:font-name="Tahoma" fo:font-size="9pt" fo:font-style="normal" fo:font-weight="normal" style:font-size-asian="9pt" style:font-style-asian="normal" style:font-size-complex="9pt" style:font-style-complex="normal"/>
    </style:style>
    <style:style style:name="T4" style:family="text">
      <style:text-properties fo:color="#000000" style:font-name="Tahoma" fo:font-size="9pt" fo:font-style="normal" fo:font-weight="normal" style:font-style-asian="normal" style:font-style-complex="normal"/>
    </style:style>
    <style:style style:name="T5" style:family="text">
      <style:text-properties fo:color="#008800" style:font-name="Monaco" fo:font-size="9pt" fo:font-style="normal" fo:font-weight="normal"/>
    </style:style>
    <style:style style:name="T6" style:family="text">
      <style:text-properties fo:color="#000088" style:font-name="Monaco" fo:font-size="9pt" fo:font-style="normal" fo:font-weight="normal"/>
    </style:style>
    <style:style style:name="T7" style:family="text">
      <style:text-properties fo:color="#000088" style:font-name="Tahoma" fo:font-size="9pt" fo:font-style="normal" fo:font-weight="normal" style:font-style-asian="normal" style:font-style-complex="normal"/>
    </style:style>
    <style:style style:name="T8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Wymagane pola logu XML:</text:p>
      <text:list xml:id="list34424472" text:style-name="L1">
        <text:list-item>
          <text:p text:style-name="P5"><text:span text:style-name="T8">ver</text:span>: <text:tab/>wersja modułu klienta: [1]</text:p>
        </text:list-item>
        <text:list-item>
          <text:p text:style-name="P5"><text:span text:style-name="T8">knd</text:span>: <text:tab/>rodzaj logu; [request, debug, event, log, warning, error, query, field]</text:p>
        </text:list-item>
        <text:list-item>
          <text:p text:style-name="P5"><text:span text:style-name="T8">src</text:span>: <text:tab/>Źródło: nazwa aplikacji, usługi; text [50]</text:p>
        </text:list-item>
        <text:list-item>
          <text:p text:style-name="P5"><text:span text:style-name="T8">dte</text:span>: <text:tab/>Lokalna data i czas logu, format "yyyy-MM-dd HH:mm:ss.SSS"</text:p>
        </text:list-item>
        <text:list-item>
          <text:p text:style-name="P5"><text:span text:style-name="T8">dst</text:span>: <text:tab/>gdzie log zostanie zapisany [ console, database]</text:p>
        </text:list-item>
      </text:list>
      <text:p text:style-name="P3"/>
      <text:p text:style-name="P3">Opcjonalne pola logu XML:</text:p>
      <text:list xml:id="list34445429" text:continue-numbering="true" text:style-name="L1">
        <text:list-item>
          <text:p text:style-name="P5"><text:span text:style-name="T8">tag</text:span>: <text:tab/>tag, grupa; text [50]</text:p>
        </text:list-item>
        <text:list-item>
          <text:p text:style-name="P5"><text:span text:style-name="T8">val</text:span>: <text:tab/>wartość logu; text [300]</text:p>
        </text:list-item>
        <text:list-item>
          <text:p text:style-name="P5"><text:span text:style-name="T8">det</text:span>: <text:tab/>szczegółowe dane; text [10 000]</text:p>
        </text:list-item>
        <text:list-item>
          <text:p text:style-name="P5"><text:span text:style-name="T8">adr</text:span>: <text:tab/>adres źródłowy; text [30]</text:p>
        </text:list-item>
        <text:list-item>
          <text:p text:style-name="P5"><text:span text:style-name="T8">dev</text:span>: <text:tab/>nazwa urządzenia, systemu, UserAgent; text [100]</text:p>
        </text:list-item>
        <text:list-item>
          <text:p text:style-name="P5"><text:span text:style-name="T8">usr</text:span>: <text:tab/>nazwa użytkownika; text [50]</text:p>
        </text:list-item>
        <text:list-item>
          <text:p text:style-name="P5"><text:span text:style-name="T8">flg</text:span>: <text:tab/>opcjonalne flagi; text [100]</text:p>
        </text:list-item>
        <text:list-item>
          <text:p text:style-name="P5"><text:span text:style-name="T8">est</text:span>: <text:tab/>stos wywołań błędów; text [10 000]</text:p>
        </text:list-item>
        <text:list-item>
          <text:p text:style-name="P5"><text:span text:style-name="T8">cst</text:span>: <text:tab/>stos wywołań metod; text [10 000]</text:p>
        </text:list-item>
        <text:list-item>
          <text:p text:style-name="P5"><text:span text:style-name="T8">req</text:span>: <text:tab/>identyfikator żądania; text [50]</text:p>
        </text:list-item>
        <text:list-item>
          <text:p text:style-name="P5"><text:span text:style-name="T8">ses</text:span>: <text:tab/>identyfikator sesji / instancji aplikacji; text [50]</text:p>
        </text:list-item>
        <text:list-item>
          <text:p text:style-name="P5"><text:span text:style-name="T8">exp</text:span>: <text:tab/>czas wygasania logu wyrażony w godzinach (dla typu field w sekundach); int [&gt;= -1]</text:p>
        </text:list-item>
        <text:list-item>
          <text:p text:style-name="P5"><text:span text:style-name="T8">thr</text:span>: <text:tab/>identyfikator wątku; int</text:p>
        </text:list-item>
        <text:list-item>
          <text:p text:style-name="P5"><text:span text:style-name="T8">prc</text:span>: <text:tab/>identyfikator procesu; int</text:p>
        </text:list-item>
        <text:list-item>
          <text:p text:style-name="P5"><text:span text:style-name="T8">fcl</text:span>: <text:tab/>kolor czcionki w oknie konsoli, format html – nazwa lub numer koloru, text [30]</text:p>
        </text:list-item>
        <text:list-item>
          <text:p text:style-name="P5"><text:span text:style-name="T8">bcl</text:span>: <text:tab/>kolor tła czcionki w oknie konsoli, format html – nazwa lub numer koloru; text [30] </text:p>
        </text:list-item>
        <text:list-item>
          <text:p text:style-name="P5">ext:<text:tab/>dodatkowe pole</text:p>
        </text:list-item>
      </text:list>
      <text:p text:style-name="Standard"/>
      <text:p text:style-name="P1"/>
      <text:p text:style-name="P4"><text:bookmark text:name="xmlOutput"/><text:span text:style-name="T1">&lt;?</text:span><text:span text:style-name="T2">xml version</text:span><text:span text:style-name="T1">=</text:span><text:span text:style-name="T5">"1.0"</text:span><text:span text:style-name="T2"> encoding</text:span><text:span text:style-name="T1">=</text:span><text:span text:style-name="T5">"UTF-8"</text:span><text:span text:style-name="T1">?&gt;<text:line-break/></text:span><text:span text:style-name="T6">&lt;logs&gt;<text:line-break/></text:span><text:span text:style-name="T2"><text:tab/></text:span><text:span text:style-name="T6">&lt;log&gt;<text:line-break/></text:span><text:span text:style-name="T2"><text:tab/><text:tab/></text:span><text:span text:style-name="T6">&lt;kind&gt;</text:span><text:span text:style-name="T3"> rodzaj logu [request, debug, event, log, warning, error, query, field] </text:span><text:span text:style-name="T6">&lt;/kind&gt;</text:span><text:span text:style-name="T2"><text:line-break/><text:tab/><text:tab/></text:span><text:span text:style-name="T6">&lt;destinations&gt;</text:span><text:span text:style-name="T7"> </text:span><text:span text:style-name="T3">gdzie zostanie zapisany log [console, database]</text:span><text:span text:style-name="T4"> </text:span><text:span text:style-name="T6">&lt;/destinations&gt;</text:span><text:span text:style-name="T2"><text:line-break/><text:tab/><text:tab/></text:span><text:span text:style-name="T6">&lt;date&gt;</text:span><text:span text:style-name="T2">2013-01-02 11:10:11.203</text:span><text:span text:style-name="T6">&lt;/date&gt;</text:span><text:span text:style-name="T2"><text:line-break/><text:tab/><text:tab/></text:span><text:span text:style-name="T6">&lt;source&gt;</text:span><text:span text:style-name="T2">źródło: string</text:span><text:span text:style-name="T6">&lt;/source&gt;</text:span><text:span text:style-name="T2"><text:line-break/><text:tab/><text:tab/></text:span><text:span text:style-name="T6">&lt;tag&gt;</text:span><text:span text:style-name="T2">tag: string</text:span><text:span text:style-name="T6">&lt;/tag&gt;</text:span><text:span text:style-name="T2"><text:line-break/><text:tab/><text:tab/></text:span><text:span text:style-name="T6">&lt;value&gt;</text:span><text:span text:style-name="T2">295 x 194</text:span><text:span text:style-name="T6">&lt;/value&gt;</text:span><text:span text:style-name="T2"><text:line-break/><text:tab/><text:tab/></text:span><text:span text:style-name="T6">&lt;process&gt;</text:span><text:span text:style-name="T2">10780</text:span><text:span text:style-name="T6">&lt;/process&gt;</text:span><text:span text:style-name="T2"><text:line-break/><text:tab/><text:tab/></text:span><text:span text:style-name="T6">&lt;thread&gt;</text:span><text:span text:style-name="T2">17</text:span><text:span text:style-name="T6">&lt;/thread&gt;</text:span><text:span text:style-name="T2"><text:line-break/><text:tab/><text:tab/></text:span><text:span text:style-name="T6">&lt;user&gt;</text:span><text:span text:style-name="T2">admin</text:span><text:span text:style-name="T6">&lt;/user&gt;</text:span><text:span text:style-name="T2"><text:line-break/><text:tab/><text:tab/></text:span><text:span text:style-name="T6">&lt;callStack&gt;&lt;/callStack&gt;</text:span><text:span text:style-name="T2"><text:line-break/><text:tab/><text:tab/></text:span><text:span text:style-name="T6">&lt;session&gt;</text:span><text:span text:style-name="T2">0c29caf129ab4d15ab5ff8ad0fb72de1</text:span><text:span text:style-name="T6">&lt;/session&gt;<text:line-break/></text:span><text:span text:style-name="T2"><text:tab/></text:span><text:span text:style-name="T6">&lt;/log&gt;<text:line-break/>&lt;/logs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, 'Andale Mono', 'Courier New', monospace"/>
    <style:font-face style:name="OpenSymbol" svg:font-family="OpenSymbol"/>
    <style:font-face style:name="Tahoma2" svg:font-family="Tahoma"/>
    <style:font-face style:name="Times New RomanCourier New" svg:font-family="'Times New RomanCourier New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4M14S</meta:editing-duration>
    <meta:editing-cycles>15</meta:editing-cycles>
    <meta:generator>OpenOffice.org/3.3$Win32 OpenOffice.org_project/330m20$Build-9567</meta:generator>
    <dc:date>2013-01-11T14:28:50.99</dc:date>
    <dc:creator>Miłosz Ziernik</dc:creator>
    <meta:document-statistic meta:table-count="0" meta:image-count="0" meta:object-count="0" meta:page-count="1" meta:paragraph-count="25" meta:word-count="233" meta:character-count="1623"/>
    <meta:user-defined meta:name="Info 1"/>
    <meta:user-defined meta:name="Info 2"/>
    <meta:user-defined meta:name="Info 3"/>
    <meta:user-defined meta:name="Info 4"/>
  </office:meta>
</office:document-meta>
</file>